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LO-normal">
      <style:paragraph-properties fo:line-height="100%" fo:text-align="center" style:justify-single-word="false"/>
      <style:text-properties officeooo:paragraph-rsid="00115887"/>
    </style:style>
    <style:style style:name="P2" style:family="paragraph" style:parent-style-name="Text_20_body">
      <style:paragraph-properties fo:line-height="100%"/>
      <style:text-properties officeooo:paragraph-rsid="00111395"/>
    </style:style>
    <style:style style:name="P3" style:family="paragraph" style:parent-style-name="Text_20_body">
      <style:paragraph-properties fo:line-height="100%"/>
      <style:text-properties officeooo:paragraph-rsid="00115887"/>
    </style:style>
    <style:style style:name="P4" style:family="paragraph" style:parent-style-name="Text_20_body">
      <style:paragraph-properties fo:line-height="100%"/>
      <style:text-properties officeooo:paragraph-rsid="00140a3f"/>
    </style:style>
    <style:style style:name="P5" style:family="paragraph" style:parent-style-name="Text_20_body">
      <style:paragraph-properties fo:line-height="100%"/>
      <style:text-properties officeooo:paragraph-rsid="001458de"/>
    </style:style>
    <style:style style:name="P6" style:family="paragraph" style:parent-style-name="Text_20_body">
      <style:paragraph-properties fo:line-height="100%"/>
      <style:text-properties officeooo:paragraph-rsid="001898e1"/>
    </style:style>
    <style:style style:name="P7" style:family="paragraph" style:parent-style-name="Text_20_body">
      <style:paragraph-properties fo:line-height="100%"/>
      <style:text-properties officeooo:paragraph-rsid="001e9e30"/>
    </style:style>
    <style:style style:name="P8" style:family="paragraph" style:parent-style-name="Text_20_body">
      <style:text-properties officeooo:paragraph-rsid="002811c1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1"/>
      <style:text-properties officeooo:paragraph-rsid="00115887"/>
    </style:style>
    <style:style style:name="P10" style:family="paragraph" style:parent-style-name="Text_20_body" style:list-style-name="L1"/>
    <style:style style:name="T1" style:family="text">
      <style:text-properties style:use-window-font-color="true" loext:opacity="0%" fo:font-size="12pt" fo:language="pt" fo:country="BR" fo:font-weight="normal" officeooo:rsid="00111395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" style:family="text">
      <style:text-properties style:use-window-font-color="true" loext:opacity="0%" fo:font-size="12pt" fo:language="pt" fo:country="BR" fo:font-weight="normal" officeooo:rsid="0011ba0a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3" style:family="text">
      <style:text-properties style:use-window-font-color="true" loext:opacity="0%" fo:font-size="12pt" fo:language="pt" fo:country="BR" fo:font-weight="normal" officeooo:rsid="00140a3f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4" style:family="text">
      <style:text-properties style:use-window-font-color="true" loext:opacity="0%" fo:font-size="12pt" fo:language="pt" fo:country="BR" fo:font-weight="normal" officeooo:rsid="001458de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5" style:family="text">
      <style:text-properties style:use-window-font-color="true" loext:opacity="0%" fo:font-size="12pt" fo:language="pt" fo:country="BR" fo:font-weight="normal" officeooo:rsid="0023ba47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6" style:family="text">
      <style:text-properties style:use-window-font-color="true" loext:opacity="0%" fo:font-size="12pt" fo:language="pt" fo:country="BR" fo:font-weight="normal" officeooo:rsid="002811c1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7" style:family="text">
      <style:text-properties fo:color="#000000" loext:opacity="100%" style:font-name="Arial Narrow" fo:font-size="12pt" fo:language="pt" fo:country="BR" fo:font-style="normal" style:text-underline-style="none" fo:font-weight="normal" officeooo:rsid="001898e1" style:letter-kerning="false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8" style:family="text">
      <style:text-properties fo:color="#000000" loext:opacity="100%" style:font-name="Arial Narrow" fo:font-size="12pt" fo:language="pt" fo:country="BR" fo:font-style="normal" style:text-underline-style="none" fo:font-weight="normal" officeooo:rsid="001c1313" style:letter-kerning="false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9" style:family="text">
      <style:text-properties fo:color="#000000" loext:opacity="100%" style:font-name="Arial Narrow" fo:font-size="12pt" fo:language="pt" fo:country="BR" fo:font-style="normal" style:text-underline-style="none" fo:font-weight="normal" officeooo:rsid="001f1057" style:letter-kerning="false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10" style:family="text">
      <style:text-properties fo:color="#000000" loext:opacity="100%" fo:font-size="12pt" fo:language="pt" fo:country="BR" fo:font-style="normal" fo:font-weight="normal" officeooo:rsid="001458de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T11" style:family="text">
      <style:text-properties officeooo:rsid="002811c1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trong_20_Emphasis"><text:span text:style-name="T5">AE</text:span></text:span><text:span text:style-name="Strong_20_Emphasis"><text:span text:style-name="T6">01_</text:span></text:span><text:span text:style-name="Strong_20_Emphasis"><text:span text:style-name="T5">Questão 1</text:span></text:span></text:p>
      <text:list xml:id="list3133424303" text:style-name="L1">
        <text:list-header>
          <text:p text:style-name="P10"/>
        </text:list-header>
      </text:list>
      <text:p text:style-name="Text_20_body">A linguagem UML é baseada nos princípios da orientação a objetos e trata da representação gráfica parcial de um sistema na sua fase de projeto, implementação ou de sistemas existentes. O paradigma de programação orientada a objetos fundamenta-se na utilização de objetos, que colaboram entre si, para a construção do software. A orientação a objetos está sustentada nos seguintes pilares: abstração, encapsulamento, herança e polimorfismo. </text:p>
      <text:p text:style-name="Text_20_body"> </text:p>
      <text:p text:style-name="Text_20_body">Fonte: PERSEGUINE, V. R.; NASCIMENTO, E. S.<text:span text:style-name="Strong_20_Emphasis"> Modelagem de Software</text:span>. Maringá: UniCesumar, 2021.</text:p>
      <text:p text:style-name="Text_20_body"><text:line-break/>De modo geral, a abstração representa uma entidade do mundo real, tendo como características a identidade, a propriedades e os métodos. Considere, dentro desse contexto, a abstração de um aluno em uma instituição de ensino, tendo como propriedades as seguintes características: RA (registro acadêmico), nome, data de nascimento, data de matrícula, status atual e data da ocorrência do status. Levantou-se no estudo que o status pode representar ativo, trancado, suspenso, expulso ou concluído.<text:line-break/><text:line-break/><text:span text:style-name="Strong_20_Emphasis">Com base nessas informações, indique um mínimo de quatro métodos para completar a abstração desse aluno.</text:span></text:p>
      <text:p text:style-name="Text_20_body"><text:span text:style-name="Strong_20_Emphasis"/></text:p>
      <text:p text:style-name="P8"><text:span text:style-name="Strong_20_Emphasis"><text:span text:style-name="T11">RESPOSTA</text:span></text:span></text:p>
      <text:p text:style-name="P8"><text:span text:style-name="Strong_20_Emphasis"><text:span text:style-name="T12"/></text:span></text:p>
      <text:p text:style-name="P8"><text:span text:style-name="Strong_20_Emphasis"><text:span text:style-name="T12">+ inserirAluno</text:span></text:span></text:p>
      <text:p text:style-name="P8"><text:span text:style-name="Strong_20_Emphasis"><text:span text:style-name="T12">+ listarAluno</text:span></text:span></text:p>
      <text:p text:style-name="P8"><text:span text:style-name="Strong_20_Emphasis"><text:span text:style-name="T12">+ alterarAluno</text:span></text:span></text:p>
      <text:p text:style-name="P8"><text:span text:style-name="Strong_20_Emphasis"><text:span text:style-name="T12">+ excluirAluno</text:span></text:span></text:p>
      <text:p text:style-name="P8"><text:span text:style-name="Strong_20_Emphasis"><text:span text:style-name="T12">+ realizarPagamento</text:span></text:span></text:p>
      <text:p text:style-name="P8"><text:span text:style-name="Strong_20_Emphasis"><text:span text:style-name="T12">+ transferirCurso</text:span></text:span></text:p>
      <text:p text:style-name="P8"><text:span text:style-name="Strong_20_Emphasis"><text:span text:style-name="T12">+ realizarAtividades</text:span></text:span></text:p>
      <text:p text:style-name="P8"><text:span text:style-name="Strong_20_Emphasis"><text:span text:style-name="T12">+ listarAtividades</text:span></text:span></text:p>
      <text:p text:style-name="P8"><text:span text:style-name="Strong_20_Emphasis"><text:span text:style-name="T12">+ realizarMapa</text:span></text:span></text:p>
      <text:p text:style-name="P8"><text:span text:style-name="Strong_20_Emphasis"><text:span text:style-name="T12">+ listarMapa</text:span></text:span></text:p>
      <text:p text:style-name="P8"><text:span text:style-name="Strong_20_Emphasis"><text:span text:style-name="T12">+ agendarProva</text:span></text:span></text:p>
      <text:p text:style-name="P8"><text:span text:style-name="Strong_20_Emphasis"><text:span text:style-name="T12">+ solicitarServicos</text:span></text:span></text:p>
      <text:p text:style-name="P8"><text:span text:style-name="Strong_20_Emphasis"><text:span text:style-name="T12">+ listarSevicos</text:span></text:span></text:p>
      <text:p text:style-name="P8"><text:soft-page-break/><text:span text:style-name="Strong_20_Emphasis"><text:span text:style-name="T12">+ cadastrarDisciplinas</text:span></text:span></text:p>
      <text:p text:style-name="P8"><text:span text:style-name="Strong_20_Emphasis"><text:span text:style-name="T12">+ listarDisciplinas</text:span></text:span></text:p>
      <text:p text:style-name="P8"><text:span text:style-name="Strong_20_Emphasis"><text:span text:style-name="T12"/></text:span></text:p>
      <text:p text:style-name="P1"><text:span text:style-name="Strong_20_Emphasis"><text:span text:style-name="T5"/></text:span></text:p>
      <text:p text:style-name="P7"><text:span text:style-name="Strong_20_Emphasis"><text:span text:style-name="T9"><text:tab/></text:span></text:span></text:p>
      <text:p text:style-name="P2"><text:span text:style-name="Strong_20_Emphasis"><text:span text:style-name="T8"/></text:span></text:p>
      <text:p text:style-name="P6"><text:span text:style-name="Strong_20_Emphasis"><text:span text:style-name="T7"/></text:span></text:p>
      <text:p text:style-name="P6"><text:span text:style-name="Strong_20_Emphasis"><text:span text:style-name="T7"/></text:span></text:p>
      <text:p text:style-name="P6"><text:span text:style-name="Strong_20_Emphasis"><text:span text:style-name="T7"/></text:span></text:p>
      <text:p text:style-name="P5"><text:span text:style-name="Strong_20_Emphasis"><text:span text:style-name="T10"/></text:span></text:p>
      <text:p text:style-name="P5"><text:span text:style-name="Strong_20_Emphasis"><text:span text:style-name="T4"><text:tab/>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3"><text:span text:style-name="Strong_20_Emphasis"><text:span text:style-name="T2"/></text:span></text:p>
      <text:p text:style-name="P2"><text:span text:style-name="Strong_20_Emphasis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2T19:13:17.154000000</meta:creation-date>
    <dc:date>2023-03-14T07:46:03.635000000</dc:date>
    <meta:editing-duration>PT3H37M10S</meta:editing-duration>
    <meta:editing-cycles>16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24" meta:word-count="201" meta:character-count="1403" meta:non-whitespace-character-count="1217"/>
  </office:meta>
</office:document-meta>
</file>